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paragraph-rsid="000d4091"/>
    </style:style>
    <style:style style:name="P2" style:family="paragraph" style:parent-style-name="Heading_20_2">
      <style:text-properties officeooo:rsid="00096267" officeooo:paragraph-rsid="00096267"/>
    </style:style>
    <style:style style:name="P3" style:family="paragraph" style:parent-style-name="Heading_20_2">
      <style:text-properties officeooo:rsid="000b42f9" officeooo:paragraph-rsid="000b42f9"/>
    </style:style>
    <style:style style:name="P4" style:family="paragraph" style:parent-style-name="Heading_20_2">
      <style:text-properties officeooo:rsid="000d4091" officeooo:paragraph-rsid="000d4091"/>
    </style:style>
    <style:style style:name="P5" style:family="paragraph" style:parent-style-name="Heading_20_2">
      <style:text-properties officeooo:rsid="000eeb96" officeooo:paragraph-rsid="000eeb96"/>
    </style:style>
    <style:style style:name="P6" style:family="paragraph" style:parent-style-name="Heading_20_3">
      <style:text-properties officeooo:rsid="000b42f9"/>
    </style:style>
    <style:style style:name="P7" style:family="paragraph" style:parent-style-name="Heading_20_3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text-properties officeooo:rsid="000666dd" officeooo:paragraph-rsid="000666dd"/>
    </style:style>
    <style:style style:name="P9" style:family="paragraph" style:parent-style-name="Standard" style:list-style-name="L1">
      <style:text-properties officeooo:rsid="000666dd" officeooo:paragraph-rsid="000666dd"/>
    </style:style>
    <style:style style:name="P10" style:family="paragraph" style:parent-style-name="Standard" style:list-style-name="L2">
      <style:text-properties officeooo:rsid="000666dd" officeooo:paragraph-rsid="000666dd"/>
    </style:style>
    <style:style style:name="P11" style:family="paragraph" style:parent-style-name="Standard" style:list-style-name="L1">
      <style:text-properties officeooo:paragraph-rsid="000666dd"/>
    </style:style>
    <style:style style:name="P12" style:family="paragraph" style:parent-style-name="Standard" style:list-style-name="L1">
      <style:text-properties fo:font-style="italic" fo:font-weight="normal" officeooo:paragraph-rsid="000666dd" style:font-style-asian="italic" style:font-weight-asian="normal" style:font-style-complex="italic" style:font-weight-complex="normal"/>
    </style:style>
    <style:style style:name="P13" style:family="paragraph" style:parent-style-name="Text_20_body" style:list-style-name="L4">
      <style:text-properties officeooo:rsid="00080d62" officeooo:paragraph-rsid="00080d62"/>
    </style:style>
    <style:style style:name="P14" style:family="paragraph" style:parent-style-name="Text_20_body" style:list-style-name="L5">
      <style:text-properties officeooo:rsid="00096267" officeooo:paragraph-rsid="00096267"/>
    </style:style>
    <style:style style:name="P15" style:family="paragraph" style:parent-style-name="Text_20_body" style:list-style-name="L7">
      <style:text-properties officeooo:rsid="00096267" officeooo:paragraph-rsid="00096267"/>
    </style:style>
    <style:style style:name="P16" style:family="paragraph" style:parent-style-name="Text_20_body" style:list-style-name="L5">
      <style:text-properties fo:font-weight="bold" officeooo:rsid="00096267" officeooo:paragraph-rsid="00096267" style:font-weight-asian="bold" style:font-weight-complex="bold"/>
    </style:style>
    <style:style style:name="P17" style:family="paragraph" style:parent-style-name="Text_20_body" style:list-style-name="L13">
      <style:text-properties fo:font-weight="bold" officeooo:rsid="000d4091" officeooo:paragraph-rsid="000d4091" style:font-weight-asian="bold" style:font-weight-complex="bold"/>
    </style:style>
    <style:style style:name="P18" style:family="paragraph" style:parent-style-name="Text_20_body" style:list-style-name="L22">
      <style:text-properties fo:font-weight="bold" officeooo:rsid="000eeb96" officeooo:paragraph-rsid="000eeb96" style:font-weight-asian="bold" style:font-weight-complex="bold"/>
    </style:style>
    <style:style style:name="P19" style:family="paragraph" style:parent-style-name="Text_20_body" style:list-style-name="L5">
      <style:text-properties fo:font-weight="normal" officeooo:rsid="00096267" officeooo:paragraph-rsid="00096267" style:font-weight-asian="normal" style:font-weight-complex="normal"/>
    </style:style>
    <style:style style:name="P20" style:family="paragraph" style:parent-style-name="Text_20_body" style:list-style-name="L13">
      <style:text-properties fo:font-weight="normal" officeooo:rsid="000d4091" officeooo:paragraph-rsid="000d4091" style:font-weight-asian="normal" style:font-weight-complex="normal"/>
    </style:style>
    <style:style style:name="P21" style:family="paragraph" style:parent-style-name="Text_20_body" style:list-style-name="L17">
      <style:text-properties fo:font-weight="normal" officeooo:rsid="000d4091" officeooo:paragraph-rsid="000d4091" style:font-weight-asian="normal" style:font-weight-complex="normal"/>
    </style:style>
    <style:style style:name="P22" style:family="paragraph" style:parent-style-name="Text_20_body" style:list-style-name="L8"/>
    <style:style style:name="P23" style:family="paragraph" style:parent-style-name="Text_20_body" style:list-style-name="L10">
      <style:text-properties officeooo:rsid="0009a579" officeooo:paragraph-rsid="0009a579"/>
    </style:style>
    <style:style style:name="P24" style:family="paragraph" style:parent-style-name="Text_20_body" style:list-style-name="L11">
      <style:text-properties officeooo:rsid="000b42f9" officeooo:paragraph-rsid="000b42f9"/>
    </style:style>
    <style:style style:name="P25" style:family="paragraph" style:parent-style-name="Text_20_body" style:list-style-name="L12">
      <style:text-properties officeooo:rsid="000b42f9" officeooo:paragraph-rsid="000b42f9"/>
    </style:style>
    <style:style style:name="P26" style:family="paragraph" style:parent-style-name="Text_20_body" style:list-style-name="L13">
      <style:text-properties officeooo:rsid="000b42f9" officeooo:paragraph-rsid="000b42f9"/>
    </style:style>
    <style:style style:name="P27" style:family="paragraph" style:parent-style-name="Text_20_body" style:list-style-name="L14"/>
    <style:style style:name="P28" style:family="paragraph" style:parent-style-name="Text_20_body" style:list-style-name="L17">
      <style:text-properties officeooo:rsid="000d4091" officeooo:paragraph-rsid="000d4091"/>
    </style:style>
    <style:style style:name="P29" style:family="paragraph" style:parent-style-name="Text_20_body" style:list-style-name="L18">
      <style:text-properties officeooo:rsid="000d4091" officeooo:paragraph-rsid="000d4091"/>
    </style:style>
    <style:style style:name="P30" style:family="paragraph" style:parent-style-name="Text_20_body" style:list-style-name="L19">
      <style:text-properties officeooo:rsid="000d4091" officeooo:paragraph-rsid="000d4091"/>
    </style:style>
    <style:style style:name="P31" style:family="paragraph" style:parent-style-name="Text_20_body" style:list-style-name="L20">
      <style:text-properties officeooo:rsid="000d4091" officeooo:paragraph-rsid="000d4091"/>
    </style:style>
    <style:style style:name="P32" style:family="paragraph" style:parent-style-name="Text_20_body" style:list-style-name="L20">
      <style:text-properties officeooo:rsid="000eeb96" officeooo:paragraph-rsid="000eeb96"/>
    </style:style>
    <style:style style:name="P33" style:family="paragraph" style:parent-style-name="Text_20_body">
      <style:text-properties officeooo:rsid="000eeb96" officeooo:paragraph-rsid="000eeb96"/>
    </style:style>
    <style:style style:name="P34" style:family="paragraph" style:parent-style-name="Text_20_body" style:list-style-name="L21">
      <style:text-properties officeooo:rsid="000eeb96" officeooo:paragraph-rsid="000eeb96"/>
    </style:style>
    <style:style style:name="P35" style:family="paragraph" style:parent-style-name="Text_20_body">
      <style:paragraph-properties fo:text-align="start" style:justify-single-word="false"/>
      <style:text-properties officeooo:rsid="000eeb96" officeooo:paragraph-rsid="000eeb96"/>
    </style:style>
    <style:style style:name="P36" style:family="paragraph" style:parent-style-name="Text_20_body" style:list-style-name="L23">
      <style:text-properties officeooo:paragraph-rsid="000eeb96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start" style:justify-single-word="false"/>
      <style:text-properties fo:font-style="normal" officeooo:rsid="000f870b" officeooo:paragraph-rsid="000f870b" style:font-style-asian="normal" style:font-style-complex="normal"/>
    </style:style>
    <style:style style:name="T1" style:family="text">
      <style:text-properties officeooo:rsid="000666d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66dd" style:font-weight-asian="bold" style:font-weight-complex="bold"/>
    </style:style>
    <style:style style:name="T7" style:family="text">
      <style:text-properties officeooo:rsid="00080d62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eb96" style:font-weight-asian="normal" style:font-weight-complex="normal"/>
    </style:style>
    <style:style style:name="T12" style:family="text">
      <style:text-properties officeooo:rsid="0009a579"/>
    </style:style>
    <style:style style:name="T13" style:family="text">
      <style:text-properties officeooo:rsid="000b42f9"/>
    </style:style>
    <style:style style:name="T14" style:family="text">
      <style:text-properties officeooo:rsid="000d4091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0ee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PSC 1050 <text:tab/><text:tab/>Jan 6<text:span text:style-name="T2">th</text:span> 2020</text:p>
      <text:p text:style-name="P8"/>
      <text:p text:style-name="Title">Pre-Class Notes</text:p>
      <text:p text:style-name="P8"/>
      <text:h text:style-name="Heading_20_1" text:outline-level="1">“We will Study 16 Chapters...”</text:h>
      <text:list xml:id="list3827154537" text:style-name="L4">
        <text:list-item>
          <text:p text:style-name="P13">Chapter 1 – History</text:p>
        </text:list-item>
        <text:list-item>
          <text:p text:style-name="P13">Chapters 2 &amp; 3 – Data as 1s &amp; 0s</text:p>
        </text:list-item>
        <text:list-item>
          <text:p text:style-name="P13">Chapters 4 &amp; 5 – Chips &amp; Circuits</text:p>
        </text:list-item>
        <text:list-item>
          <text:p text:style-name="P13">Chapters 6 to 9 – Instructions</text:p>
        </text:list-item>
        <text:list-item>
          <text:p text:style-name="P13">Chapters 10 to 11 – Linux &amp; Windows</text:p>
        </text:list-item>
        <text:list-item>
          <text:p text:style-name="P13">Chapter 12 – Excel &amp; Database</text:p>
        </text:list-item>
        <text:list-item>
          <text:p text:style-name="P13">Chapters 15 &amp; 16 – WWW &amp; Networks</text:p>
        </text:list-item>
        <text:list-item>
          <text:p text:style-name="P13">Chapters 17 &amp; 18 – Security &amp; Limitations</text:p>
          <text:p text:style-name="P13"/>
        </text:list-item>
      </text:list>
      <text:list xml:id="list2864102170" text:style-name="L1">
        <text:list-item>
          <text:p text:style-name="P11"><text:span text:style-name="T6">Abstraction</text:span><text:span text:style-name="T1"> – Example, when a user uses chrome they do not need to code. Abstraction is the process of serving a complex task with a simple UI that does not require technical knowledge.</text:span></text:p>
          <text:list>
            <text:list-item>
              <text:p text:style-name="P12">“<text:span text:style-name="T7">If you want to drive, do you need to know how the engine works?”</text:span></text:p>
            </text:list-item>
          </text:list>
        </text:list-item>
        <text:list-item>
          <text:p text:style-name="P9"><text:span text:style-name="T5">A Computing System</text:span> - Not just a single computer but is a dynamic (changing) entity that solves proble<text:span text:style-name="T7">m</text:span>s and interacts with it’s environment. In all a Computing System can be sep<text:span text:style-name="T7">a</text:span>rated in three parts, those are..</text:p>
        </text:list-item>
      </text:list>
      <text:list xml:id="list3060519241" text:style-name="L2">
        <text:list-item>
          <text:list>
            <text:list-item>
              <text:p text:style-name="P10"><text:span text:style-name="T5">Hardware </text:span>– Any physical component in the computer itself, and attached to. Examples include... Motherboard, USB Ports, touch pad, microphone, cooling pad, fans, extra monitor, mouse, keyboard etc</text:p>
            </text:list-item>
            <text:list-item>
              <text:p text:style-name="P10"><text:span text:style-name="T5">Software</text:span> – A collection of programs that provide the instructions for a computer to execute and operate.</text:p>
            </text:list-item>
            <text:list-item>
              <text:p text:style-name="P10"><text:span text:style-name="T5">Data</text:span> – The heart of the computing system. Without Data the Hardware &amp; Software are useless.</text:p>
            </text:list-item>
          </text:list>
        </text:list-item>
      </text:list>
      <text:p text:style-name="P8"/>
      <text:h text:style-name="Heading_20_2" text:outline-level="2">History Of Computers</text:h>
      <text:p text:style-name="Text_20_body"/>
      <text:list xml:id="list808922013" text:style-name="L5">
        <text:list-item>
          <text:p text:style-name="P16">Muhammad Al-Khwarizmi</text:p>
          <text:list>
            <text:list-item>
              <text:p text:style-name="P19">He was a 9<text:span text:style-name="T2">th</text:span> century Persian mathematician &amp; astronomer.</text:p>
            </text:list-item>
            <text:list-item>
              <text:p text:style-name="P14">Developed the concept of an <text:span text:style-name="T8">algorithm</text:span>.</text:p>
            </text:list-item>
            <text:list-item>
              <text:p text:style-name="P14">Introduced <text:span text:style-name="T8">Algebra</text:span>.</text:p>
            </text:list-item>
            <text:list-item>
              <text:p text:style-name="P14"><text:soft-page-break/>Create the concept of the number <text:span text:style-name="T8">0</text:span> &amp; <text:span text:style-name="T8">negative numbers</text:span>.</text:p>
            </text:list-item>
            <text:list-item>
              <text:p text:style-name="P14">He is considered the <text:span text:style-name="T8">“father of algebra”</text:span> &amp; the <text:span text:style-name="T8">“grandfather of computer science”</text:span></text:p>
            </text:list-item>
          </text:list>
        </text:list-item>
      </text:list>
      <text:h text:style-name="P2" text:outline-level="2">Binary System</text:h>
      <text:list xml:id="list574279845" text:style-name="L8">
        <text:list-item>
          <text:p text:style-name="P22">The base of computer systems: 1s and 0s.</text:p>
        </text:list-item>
        <text:list-item>
          <text:p text:style-name="P22">Developed by <text:span text:style-name="T5">Gottfried Leibniz, </text:span><text:span text:style-name="T10">17</text:span><text:span text:style-name="T3">th</text:span><text:span text:style-name="T10"> century German philosopher.</text:span></text:p>
        </text:list-item>
      </text:list>
      <text:h text:style-name="Heading_20_2" text:outline-level="2">Boolean Algebra</text:h>
      <text:list xml:id="list3743077832" text:style-name="L7">
        <text:list-item>
          <text:p text:style-name="P15">Used to represent circuits</text:p>
        </text:list-item>
        <text:list-item>
          <text:p text:style-name="P15">Model developed by <text:span text:style-name="T5">George Boole</text:span>, a British 19<text:span text:style-name="T2">th</text:span> century mathematician</text:p>
        </text:list-item>
      </text:list>
      <text:h text:style-name="Heading_20_2" text:outline-level="2">Computational Devices</text:h>
      <text:h text:style-name="Heading_20_3" text:outline-level="3"><text:tab/><text:span text:style-name="T12">Abacus</text:span></text:h>
      <text:list xml:id="list3150326994" text:style-name="L10">
        <text:list-item>
          <text:p text:style-name="P23">First appearance in the 16<text:span text:style-name="T2">th</text:span> century</text:p>
        </text:list-item>
        <text:list-item>
          <text:p text:style-name="P23">Early computational device to record values and perform basic arithmetic</text:p>
        </text:list-item>
      </text:list>
      <text:h text:style-name="Heading_20_3" text:outline-level="3"><text:tab/><text:span text:style-name="T13">Pascaline</text:span></text:h>
      <text:list xml:id="list318599983" text:style-name="L11">
        <text:list-item>
          <text:p text:style-name="P24">Early mathematical calculator</text:p>
        </text:list-item>
        <text:list-item>
          <text:p text:style-name="P24">Could perform addition and subtraction</text:p>
        </text:list-item>
        <text:list-item>
          <text:p text:style-name="P24">Invented by French mathematician <text:span text:style-name="T5">Blaise Pascal </text:span><text:span text:style-name="T10">in the 17</text:span><text:span text:style-name="T3">th</text:span><text:span text:style-name="T10"> century</text:span></text:p>
        </text:list-item>
        <text:list-item>
          <text:p text:style-name="P24"><text:span text:style-name="T10">Later on, </text:span><text:span text:style-name="T5">Gottfried Leibniz</text:span><text:span text:style-name="T10"> (of </text:span><text:span text:style-name="T5">Binary System</text:span><text:span text:style-name="T10"> fame) modified the device to additionally perform multiplication.</text:span></text:p>
        </text:list-item>
      </text:list>
      <text:h text:style-name="P3" text:outline-level="2">Programming</text:h>
      <text:list xml:id="list2957183187" text:style-name="L14">
        <text:list-item>
          <text:p text:style-name="P27">Punch cards were used in early programming (a perforated card)</text:p>
        </text:list-item>
        <text:list-item>
          <text:p text:style-name="P27">They represented 1s and 0s (?)</text:p>
        </text:list-item>
        <text:list-item>
          <text:p text:style-name="P27">First used by <text:span text:style-name="T5">Joseph Jacquard</text:span> in <text:span text:style-name="T5">Jacquard’s Loom</text:span> for weaving cloth.</text:p>
        </text:list-item>
      </text:list>
      <text:list xml:id="list1315085042" text:style-name="L12">
        <text:list-item>
          <text:list>
            <text:list-item>
              <text:p text:style-name="P25">Which dictates a pattern into the cloth</text:p>
            </text:list-item>
          </text:list>
        </text:list-item>
      </text:list>
      <text:h text:style-name="P3" text:outline-level="2">First Steps Into Computers</text:h>
      <text:list xml:id="list1743157710" text:style-name="L13">
        <text:list-item>
          <text:p text:style-name="P26">Not much happened until the 19<text:span text:style-name="T2">th</text:span> century.</text:p>
        </text:list-item>
        <text:list-item>
          <text:p text:style-name="P26">Then, British mathematician <text:span text:style-name="T5">Charles Babbage</text:span><text:span text:style-name="T10"> designed the </text:span><text:span text:style-name="T5">Analytical Engine.</text:span></text:p>
          <text:list>
            <text:list-item>
              <text:p text:style-name="P20">First mechanical computer.</text:p>
            </text:list-item>
            <text:list-item>
              <text:p text:style-name="P20"><text:soft-page-break/>included many of computer components such as memory and input.</text:p>
            </text:list-item>
            <text:list-item>
              <text:p text:style-name="P20">But... too complex to be built!</text:p>
            </text:list-item>
            <text:list-item>
              <text:p text:style-name="P17">Charles Babbage <text:span text:style-name="T10">is considered “</text:span><text:span text:style-name="T9">The father of Computers</text:span><text:span text:style-name="T15">”.</text:span></text:p>
            </text:list-item>
          </text:list>
        </text:list-item>
      </text:list>
      <text:h text:style-name="Heading_20_3" text:outline-level="3"><text:tab/>Ada Lovelace</text:h>
      <text:list xml:id="list4146817522" text:style-name="L17">
        <text:list-item>
          <text:p text:style-name="P28">The first programmer</text:p>
        </text:list-item>
        <text:list-item>
          <text:p text:style-name="P28">English mathematician and writer</text:p>
        </text:list-item>
        <text:list-item>
          <text:p text:style-name="P28">Extended the ideas of <text:span text:style-name="T5">Charles Babbage</text:span></text:p>
        </text:list-item>
        <text:list-item>
          <text:p text:style-name="P21">Developed the concept of loops</text:p>
        </text:list-item>
        <text:list-item>
          <text:p text:style-name="P21">There was a programming language named after Ada</text:p>
        </text:list-item>
      </text:list>
      <text:h text:style-name="P4" text:outline-level="2">Early Computers</text:h>
      <text:list xml:id="list86127472" text:style-name="L18">
        <text:list-item>
          <text:p text:style-name="P29">Lots more happened in the 20<text:span text:style-name="T2">th</text:span> century...</text:p>
        </text:list-item>
      </text:list>
      <text:h text:style-name="Heading_20_3" text:outline-level="3"><text:tab/><text:span text:style-name="T14">Herman Hollerith</text:span></text:h>
      <text:list xml:id="list3379590689" text:style-name="L19">
        <text:list-item>
          <text:p text:style-name="P30">Developed the first <text:span text:style-name="T5">Electro-Mechanical Tabulator</text:span></text:p>
          <text:list>
            <text:list-item>
              <text:p text:style-name="P30"><text:span text:style-name="T10">Designed to assist in summarizing information stored on punched cards</text:span></text:p>
            </text:list-item>
            <text:list-item>
              <text:p text:style-name="P30"><text:span text:style-name="T10">Formed the company </text:span><text:span text:style-name="T5">IBM</text:span></text:p>
            </text:list-item>
          </text:list>
        </text:list-item>
      </text:list>
      <text:h text:style-name="Heading_20_3" text:outline-level="3"><text:tab/><text:span text:style-name="T14">Alan Turing</text:span></text:h>
      <text:list xml:id="list546968248" text:style-name="L20">
        <text:list-item>
          <text:p text:style-name="P31">Invented the <text:span text:style-name="T5">Turing Machine</text:span><text:span text:style-name="T10">, </text:span><text:span text:style-name="T11">a mathematical model</text:span></text:p>
          <text:list>
            <text:list-item>
              <text:p text:style-name="P32"><text:span text:style-name="T10">Foundation of computing theory / Code breakers</text:span></text:p>
            </text:list-item>
          </text:list>
        </text:list-item>
      </text:list>
      <text:h text:style-name="P5" text:outline-level="2">First Programmable Computers</text:h>
      <text:h text:style-name="Heading_20_3" text:outline-level="3"><text:tab/><text:span text:style-name="T16">Harvard Mark 1 (1944)</text:span></text:h>
      <text:list xml:id="list3484350379" text:style-name="L21">
        <text:list-item>
          <text:p text:style-name="P34">From IBM given to Harvard</text:p>
        </text:list-item>
      </text:list>
      <text:h text:style-name="Heading_20_3" text:outline-level="3"><text:tab/><text:span text:style-name="T16">ENIAC (1946) / EDVAC (1950)</text:span></text:h>
      <text:list xml:id="list1521376306" text:style-name="L22">
        <text:list-item>
          <text:p text:style-name="P18">John von Neumann<text:span text:style-name="T10"> worked on both</text:span></text:p>
        </text:list-item>
      </text:list>
      <text:h text:style-name="Heading_20_3" text:outline-level="3"><text:tab/><text:span text:style-name="T16">UNIVAC 1 (1951)</text:span></text:h>
      <text:list xml:id="list4200628288" text:style-name="L23">
        <text:list-item>
          <text:p text:style-name="P36"><text:span text:style-name="T16">First commercial computer used for (?)</text:span></text:p>
        </text:list-item>
      </text:list>
      <text:h text:style-name="Heading_20_3" text:outline-level="3"><text:tab/><text:span text:style-name="T16">Colossus (1943)</text:span></text:h>
      <text:p text:style-name="Standard"><text:tab/><text:tab/><text:span text:style-name="T16">US Census</text:span></text:p>
      <text:p text:style-name="P33"><text:soft-page-break/>The era of early computers, had them the size of a room! After this, this practice ended...</text:p>
      <text:h text:style-name="P7" text:outline-level="3">"I think there is a world market for maybe five computers."</text:h>
      <text:p text:style-name="P37">- <text:span text:style-name="T16">Thomas Watson, president of IBM, 1943</text:span></text:p>
      <text:p text:style-name="P35">But a new era began in mathematics, physics, engineering and economics. Who’s focus was not only on f<text:span text:style-name="T8">aster devices</text:span> but also on developing <text:span text:style-name="T8">more productive components</text:span>.</text:p>
      <text:p text:style-name="P35"/>
      <text:p text:style-name="P38">The following “generations” are based on the technologies they use. First we will look at the <text:span text:style-name="T8">hardware generations, </text:span>then we will go on to <text:span text:style-name="T8">software generations.</text:span></text:p>
      <text:h text:style-name="Heading_20_7" text:outline-level="7"/>
      <text:h text:style-name="P1" text:outline-level="4"/>
      <text:h text:style-name="P6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1:27:40.969952737</meta:creation-date>
    <dc:date>2021-01-06T13:14:30.520869409</dc:date>
    <meta:editing-duration>PT43M5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4" meta:paragraph-count="81" meta:word-count="668" meta:character-count="3888" meta:non-whitespace-character-count="3330"/>
  </office:meta>
</office:document-meta>
</file>